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 style:language-complex="ar" style:country-complex="MA"/>
    </style:style>
    <style:style style:name="T6" style:parent-style-name="Fuentedepárrafopredeter." style:family="text">
      <style:text-properties fo:language="es" fo:country="ES" style:language-complex="ar" style:country-complex="MA"/>
    </style:style>
    <style:style style:name="T7" style:parent-style-name="Fuentedepárrafopredeter." style:family="text">
      <style:text-properties fo:language="es" fo:country="ES" style:language-complex="ar" style:country-complex="MA"/>
    </style:style>
    <style:style style:name="T8" style:parent-style-name="Fuentedepárrafopredeter." style:family="text">
      <style:text-properties fo:language="es" fo:country="ES" style:language-complex="ar" style:country-complex="MA"/>
    </style:style>
    <style:style style:name="T9" style:parent-style-name="Fuentedepárrafopredeter." style:family="text">
      <style:text-properties fo:language="es" fo:country="ES" style:language-complex="ar" style:country-complex="MA"/>
    </style:style>
    <style:style style:name="T10" style:parent-style-name="Fuentedepárrafopredeter." style:family="text">
      <style:text-properties fo:language="es" fo:country="ES" style:language-complex="ar" style:country-complex="MA"/>
    </style:style>
    <style:style style:name="T11" style:parent-style-name="Fuentedepárrafopredeter." style:family="text">
      <style:text-properties fo:language="es" fo:country="ES" style:language-complex="ar" style:country-complex="MA"/>
    </style:style>
    <style:style style:name="T12" style:parent-style-name="Fuentedepárrafopredeter." style:family="text">
      <style:text-properties fo:language="es" fo:country="ES" style:language-complex="ar" style:country-complex="MA"/>
    </style:style>
    <style:style style:name="T13" style:parent-style-name="Fuentedepárrafopredeter." style:family="text">
      <style:text-properties fo:language="es" fo:country="ES" style:language-complex="ar" style:country-complex="MA"/>
    </style:style>
    <style:style style:name="T14" style:parent-style-name="Fuentedepárrafopredeter." style:family="text">
      <style:text-properties fo:language="es" fo:country="ES" style:language-complex="ar" style:country-complex="MA"/>
    </style:style>
    <style:style style:name="T15" style:parent-style-name="Fuentedepárrafopredeter." style:family="text">
      <style:text-properties fo:language="es" fo:country="ES" style:language-complex="ar" style:country-complex="MA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 fo:language="es" fo:country="ES" style:language-complex="ar" style:country-complex="MA"/>
    </style:style>
    <style:style style:name="T17" style:parent-style-name="Fuentedepárrafopredeter." style:family="text">
      <style:text-properties fo:language="es" fo:country="ES" style:language-complex="ar" style:country-complex="MA"/>
    </style:style>
  </office:automatic-styles>
  <office:body>
    <office:text text:use-soft-page-breaks="true">
      <text:p text:style-name="P1"><text:span text:style-name="T2">Soy</text:span><text:span text:style-name="T3"><text:s/>Wissal<text:s/></text:span><text:span text:style-name="T4">m</text:span><text:span text:style-name="T5">i historia con<text:s/></text:span><text:span text:style-name="T6">informática </text:span><text:span text:style-name="T7">ha empezado cuando era pequeña, tenia mucha curiosidad sobre como se funciona</text:span><text:span text:style-name="T8">.</text:span><text:span text:style-name="T9"><text:s/>Sin previo aviso, me encontré enamorándome de las computadoras y todo lo relacionado con la tecnología.<text:s/></text:span><text:span text:style-name="T10">P</text:span><text:span text:style-name="T11">aso mi tiempo aprendiendo cosas<text:s/></text:span><text:span text:style-name="T12">de<text:s/></text:span><text:span text:style-name="T13">la informática, es mi pasión.</text:span><text:span text:style-name="T14"><text:s/></text:span><text:span text:style-name="T15">Me gustaría trabajar en una<text:s/></text:span><text:span text:style-name="T16">empresa</text:span><text:span text:style-name="T17"><text:s/>de TI conocida para adquirir más experiencia en el futur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AUI, WISSAL</meta:initial-creator>
    <dc:creator>CHARAUI, WISSAL</dc:creator>
    <meta:creation-date>2025-02-11T15:39:00Z</meta:creation-date>
    <dc:date>2025-02-11T15:48:00Z</dc:date>
    <meta:template xlink:href="Normal" xlink:type="simple"/>
    <meta:editing-cycles>1</meta:editing-cycles>
    <meta:editing-duration>PT540S</meta:editing-duration>
    <meta:document-statistic meta:page-count="1" meta:paragraph-count="1" meta:word-count="57" meta:character-count="382" meta:row-count="2" meta:non-whitespace-character-count="326"/>
  </office:meta>
</office:document-meta>
</file>